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50434" officeooo:paragraph-rsid="00150434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24pt" fo:font-weight="bold" officeooo:rsid="001441c4" officeooo:paragraph-rsid="001441c4" style:font-size-asian="24pt" style:font-weight-asian="bold" style:font-size-complex="24pt" style:font-weight-complex="bold"/>
    </style:style>
    <style:style style:name="P3" style:family="paragraph" style:parent-style-name="Standard">
      <style:text-properties fo:font-size="14pt" fo:font-weight="normal" officeooo:rsid="001441c4" officeooo:paragraph-rsid="001441c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50434" officeooo:paragraph-rsid="00150434" style:font-size-asian="12.25pt" style:font-weight-asian="normal" style:font-size-complex="14pt" style:font-weight-complex="normal"/>
    </style:style>
    <style:style style:name="T1" style:family="text">
      <style:text-properties officeooo:rsid="001539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ust/2025 – <text:span text:style-name="T1">Page 1</text:span></text:p>
      <text:p text:style-name="P2">How To: EZ Peezy Windows <text:span text:style-name="T1">10 </text:span>Backup</text:p>
      <text:p text:style-name="P2">___________________________<text:span text:style-name="T1">___</text:span>____</text:p>
      <text:p text:style-name="P3"/>
      <text:p text:style-name="P3">From the bottom task bar open a folder (any folder)</text:p>
      <text:p text:style-name="P3"/>
      <text:p text:style-name="P3">On the left side panel click ‘This PC’</text:p>
      <text:p text:style-name="P4"/>
      <text:p text:style-name="P4">Right Click on ‘Local Disk (C:) and select ‘Properties’</text:p>
      <text:p text:style-name="P4">- Now you know how much space you take up.</text:p>
      <text:p text:style-name="P4"/>
      <text:p text:style-name="P4">I found on Amazon a 2.5 inch, 1 Terabyte drive for under $40 and external case $10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6T20:44:33.065298293</meta:creation-date>
    <dc:date>2025-08-26T21:44:15.143371542</dc:date>
    <meta:editing-duration>PT8M5S</meta:editing-duration>
    <meta:editing-cycles>1</meta:editing-cycles>
    <meta:document-statistic meta:table-count="0" meta:image-count="0" meta:object-count="0" meta:page-count="1" meta:paragraph-count="8" meta:word-count="65" meta:character-count="356" meta:non-whitespace-character-count="298"/>
    <meta:generator>LibreOffice/25.2.5.2$Linux_X86_64 LibreOffice_project/520$Build-2</meta:generator>
  </office:meta>
</office:document-meta>
</file>